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7cm" style:rel-column-width="13621*"/>
    </style:style>
    <style:style style:name="Tabelle6.B" style:family="table-column">
      <style:table-column-properties style:column-width="5.807cm" style:rel-column-width="24818*"/>
    </style:style>
    <style:style style:name="Tabelle6.C" style:family="table-column">
      <style:table-column-properties style:column-width="2.505cm" style:rel-column-width="10704*"/>
    </style:style>
    <style:style style:name="Tabelle6.D" style:family="table-column">
      <style:table-column-properties style:column-width="3.835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4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4">Nationality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4">First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4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4">Birth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4">Passport-No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4">Date of Birth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4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4">Place of Birth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4">Issued at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4">Adress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4">Issued o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37:47.43</dc:date>
    <dc:creator>Kornelius Becher</dc:creator>
    <meta:editing-duration>PT00H59M35S</meta:editing-duration>
    <meta:editing-cycles>32</meta:editing-cycles>
    <meta:generator>OpenOffice.org/3.2$Win32 OpenOffice.org_project/320m18$Build-9502</meta:generator>
    <meta:document-statistic meta:table-count="3" meta:image-count="0" meta:object-count="0" meta:page-count="1" meta:paragraph-count="24" meta:word-count="39" meta:character-count="266"/>
  </office:meta>
</office:document-meta>
</file>